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dc7e" officeooo:paragraph-rsid="000ddc7e"/>
    </style:style>
    <style:style style:name="P2" style:family="paragraph" style:parent-style-name="Standard">
      <style:paragraph-properties fo:text-align="start" style:justify-single-word="false"/>
      <style:text-properties officeooo:rsid="000ddc7e" officeooo:paragraph-rsid="000ddc7e"/>
    </style:style>
    <style:style style:name="P3" style:family="paragraph" style:parent-style-name="Standard">
      <style:text-properties officeooo:rsid="000f2b9f" officeooo:paragraph-rsid="000f2b9f"/>
    </style:style>
    <style:style style:name="P4" style:family="paragraph" style:parent-style-name="Standard">
      <style:text-properties officeooo:rsid="0012447c" officeooo:paragraph-rsid="000f2b9f"/>
    </style:style>
    <style:style style:name="P5" style:family="paragraph" style:parent-style-name="Standard">
      <style:text-properties officeooo:rsid="0013b5ad" officeooo:paragraph-rsid="0013b5ad"/>
    </style:style>
    <style:style style:name="P6" style:family="paragraph" style:parent-style-name="Standard">
      <style:text-properties fo:color="#000000" officeooo:rsid="001544a9" officeooo:paragraph-rsid="001544a9"/>
    </style:style>
    <style:style style:name="P7" style:family="paragraph" style:parent-style-name="Standard">
      <style:text-properties fo:color="#000000" officeooo:rsid="00191bdf" officeooo:paragraph-rsid="00191bdf"/>
    </style:style>
    <style:style style:name="P8" style:family="paragraph" style:parent-style-name="Standard">
      <style:paragraph-properties fo:text-align="center" style:justify-single-word="false"/>
      <style:text-properties fo:font-size="13pt" officeooo:rsid="001a05f0" officeooo:paragraph-rsid="001a05f0" style:font-size-asian="13pt" style:font-size-complex="13pt"/>
    </style:style>
    <style:style style:name="P9" style:family="paragraph" style:parent-style-name="Standard" style:list-style-name="L1">
      <style:text-properties fo:color="#ff420e" officeooo:rsid="000ddc7e" officeooo:paragraph-rsid="000ddc7e"/>
    </style:style>
    <style:style style:name="P10" style:family="paragraph" style:parent-style-name="Standard" style:list-style-name="L2">
      <style:text-properties fo:color="#ff420e" officeooo:rsid="000f2b9f" officeooo:paragraph-rsid="000f2b9f"/>
    </style:style>
    <style:style style:name="P11" style:family="paragraph" style:parent-style-name="Standard" style:list-style-name="L3">
      <style:text-properties fo:color="#ff420e" officeooo:rsid="0013b5ad" officeooo:paragraph-rsid="0013b5ad"/>
    </style:style>
    <style:style style:name="P12" style:family="paragraph" style:parent-style-name="Standard" style:list-style-name="L1">
      <style:text-properties fo:color="#ff420e" officeooo:rsid="001a31ed" officeooo:paragraph-rsid="001a31ed"/>
    </style:style>
    <style:style style:name="P13" style:family="paragraph" style:parent-style-name="Standard" style:list-style-name="L2">
      <style:text-properties fo:color="#ff420e" officeooo:rsid="001a31ed" officeooo:paragraph-rsid="001a31ed"/>
    </style:style>
    <style:style style:name="P14" style:family="paragraph" style:parent-style-name="Standard" style:list-style-name="L1">
      <style:text-properties fo:color="#3399ff" officeooo:rsid="000ddc7e" officeooo:paragraph-rsid="000ddc7e"/>
    </style:style>
    <style:style style:name="P15" style:family="paragraph" style:parent-style-name="Standard" style:list-style-name="L2">
      <style:text-properties fo:color="#3399ff" officeooo:rsid="000f2b9f" officeooo:paragraph-rsid="000f2b9f"/>
    </style:style>
    <style:style style:name="P16" style:family="paragraph" style:parent-style-name="Standard" style:list-style-name="L3">
      <style:text-properties fo:color="#3399ff" officeooo:rsid="0013b5ad" officeooo:paragraph-rsid="0013b5ad"/>
    </style:style>
    <style:style style:name="P17" style:family="paragraph" style:parent-style-name="Standard" style:list-style-name="L1">
      <style:text-properties officeooo:rsid="000ddc7e" officeooo:paragraph-rsid="000ddc7e"/>
    </style:style>
    <style:style style:name="P18" style:family="paragraph" style:parent-style-name="Standard" style:list-style-name="L1">
      <style:text-properties officeooo:rsid="00191bdf" officeooo:paragraph-rsid="00191bdf"/>
    </style:style>
    <style:style style:name="P19" style:family="paragraph" style:parent-style-name="Standard" style:list-style-name="L2">
      <style:text-properties officeooo:rsid="000f2b9f" officeooo:paragraph-rsid="000f2b9f"/>
    </style:style>
    <style:style style:name="P20" style:family="paragraph" style:parent-style-name="Standard" style:list-style-name="L2">
      <style:text-properties fo:color="#000000" officeooo:rsid="00191bdf" officeooo:paragraph-rsid="00191bdf"/>
    </style:style>
    <style:style style:name="P21" style:family="paragraph" style:parent-style-name="Standard" style:list-style-name="L4">
      <style:text-properties fo:color="#000000" officeooo:rsid="00191bdf" officeooo:paragraph-rsid="00191bdf"/>
    </style:style>
    <style:style style:name="P22" style:family="paragraph" style:parent-style-name="Standard" style:list-style-name="L3">
      <style:text-properties fo:color="#000000" officeooo:rsid="001544a9" officeooo:paragraph-rsid="001544a9"/>
    </style:style>
    <style:style style:name="P23" style:family="paragraph" style:parent-style-name="Standard" style:list-style-name="L3">
      <style:text-properties fo:color="#000000" officeooo:rsid="0013b5ad" officeooo:paragraph-rsid="0013b5ad"/>
    </style:style>
    <style:style style:name="P24" style:family="paragraph" style:parent-style-name="Standard" style:list-style-name="L4">
      <style:text-properties fo:color="#000000" officeooo:rsid="001a31ed" officeooo:paragraph-rsid="001a31ed"/>
    </style:style>
    <style:style style:name="T1" style:family="text">
      <style:text-properties officeooo:rsid="000f2b9f"/>
    </style:style>
    <style:style style:name="T2" style:family="text">
      <style:text-properties officeooo:rsid="0013b5ad"/>
    </style:style>
    <style:style style:name="T3" style:family="text">
      <style:text-properties officeooo:rsid="001806ba"/>
    </style:style>
    <style:style style:name="T4" style:family="text">
      <style:text-properties officeooo:rsid="001a31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s <text:span text:style-name="T2">Arthur <text:s text:c="129"/>TS2</text:span></text:p>
      <text:p text:style-name="P1">Gault <text:span text:style-name="T2">Alexandre</text:span></text:p>
      <text:p text:style-name="P8">Voice <text:span text:style-name="T4">o</text:span>ver IP en Python</text:p>
      <text:p text:style-name="P1"/>
      <text:p text:style-name="P3">Partant du constat qu’écouter de la musique et parler sur les services de chat vocaux comme Skype dans un même temps est très difficile, nous avons trouvé intéressante l’idée de créer un chat vocal qui serait capable de moduler le volume <text:span text:style-name="T3">sonore de nos musiques</text:span> afin de faciliter la communication.</text:p>
      <text:p text:style-name="P1"/>
      <text:p text:style-name="P1">Cahier des charges :</text:p>
      <text:list xml:id="list6879644553742019777" text:style-name="L1">
        <text:list-item>
          <text:p text:style-name="P9">récupérer l’entrée sonore du micro</text:p>
        </text:list-item>
        <text:list-item>
          <text:p text:style-name="P14"><text:span text:style-name="T1">c</text:span>ommunication serveur/client (serveur dois mettre en relation plusieurs clients)</text:p>
        </text:list-item>
        <text:list-item>
          <text:p text:style-name="P14">transmettre/récupérer la trame audio en temps réel</text:p>
        </text:list-item>
        <text:list-item>
          <text:p text:style-name="P9">déterminer les sons à transmettre (réduction du bruit de fond)</text:p>
        </text:list-item>
        <text:list-item>
          <text:p text:style-name="P12">pouvoir lire des fichiers audio et moduler leurs volumes afin de ne pas déranger la communication</text:p>
        </text:list-item>
        <text:list-item>
          <text:p text:style-name="P14"><text:span text:style-name="T4">É</text:span>volution : compression des trames audios pour les connections lentes</text:p>
        </text:list-item>
        <text:list-item>
          <text:p text:style-name="P17"><text:span text:style-name="T4">É</text:span>volution : interface graphique(sans altérer la qualité de la communication)</text:p>
        </text:list-item>
        <text:list-item>
          <text:p text:style-name="P18"><text:span text:style-name="T4">É</text:span>volution : mettre en communication plus de 2 interlocuteurs</text:p>
        </text:list-item>
      </text:list>
      <text:p text:style-name="P1"/>
      <text:p text:style-name="P3">Solutions techniques :</text:p>
      <text:list xml:id="list7602079487547510572" text:style-name="L2">
        <text:list-item>
          <text:p text:style-name="P19">langage de programmation : Python 3 </text:p>
        </text:list-item>
        <text:list-item>
          <text:p text:style-name="P10">pour les analyses/envois des fichiers sonores : librairie pyaudio</text:p>
        </text:list-item>
        <text:list-item>
          <text:p text:style-name="P13">pour la gestion de lecteur de musique : libraire pygame</text:p>
        </text:list-item>
        <text:list-item>
          <text:p text:style-name="P15">pour les communications serveur/client : librairie socket</text:p>
        </text:list-item>
        <text:list-item>
          <text:p text:style-name="P20">Threading ou « programmation parallèle »</text:p>
        </text:list-item>
        <text:list-item>
          <text:p text:style-name="P19">pour l’évolution 2 (interface graphique) : libraire Tkinter</text:p>
        </text:list-item>
      </text:list>
      <text:p text:style-name="P4"/>
      <text:p text:style-name="P5">Répartition :</text:p>
      <text:list xml:id="list3942412261670182223" text:style-name="L3">
        <text:list-item>
          <text:p text:style-name="P16">communication serveur/client + optimisation des trames</text:p>
        </text:list-item>
        <text:list-item>
          <text:p text:style-name="P11">réception et analyse des trames en provenance du micro</text:p>
        </text:list-item>
        <text:list-item>
          <text:p text:style-name="P22">interface graphique réalisée en commun</text:p>
        </text:list-item>
      </text:list>
      <text:p text:style-name="P6"/>
      <text:p text:style-name="P7">Calendrier :</text:p>
      <text:list xml:id="list1118455602500253253" text:style-name="L4">
        <text:list-item>
          <text:p text:style-name="P21">03/04 : Exposition du problème (cahier des charges)</text:p>
        </text:list-item>
        <text:list-item>
          <text:p text:style-name="P21">10/04 : Prototype serveur-client « simple » (un serveur et un client) puis multi client (un serveur et plusieurs clients)</text:p>
        </text:list-item>
        <text:list-item>
          <text:p text:style-name="P21">Vacances : Prototype de communication incluant l'audio et 2 interlocuteurs</text:p>
        </text:list-item>
        <text:list-item>
          <text:p text:style-name="P21">08/05 : Modulation du volume si quelqu'un parle</text:p>
        </text:list-item>
        <text:list-item>
          <text:p text:style-name="P21">15/05 : Accepter plus de 2 interlocuteurs <text:span text:style-name="T4">et finir l’interface graphique</text:span></text:p>
        </text:list-item>
        <text:list-item>
          <text:p text:style-name="P21">22/05 : <text:span text:style-name="T4">Finaliser le lecteur de musique</text:span></text:p>
        </text:list-item>
        <text:list-item>
          <text:p text:style-name="P24">29/05 : Dossiers personnels fini et rendu</text:p>
        </text:list-item>
      </text:list>
      <text:list xml:id="list141922573575324" text:continue-list="list3942412261670182223" text:style-name="L3">
        <text:list-header>
          <text:p text:style-name="P23"><text:s/></text:p>
        </text:list-header>
      </text:list>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2:30:14.347000000</meta:creation-date>
    <meta:editing-duration>PT21M22S</meta:editing-duration>
    <meta:editing-cycles>4</meta:editing-cycles>
    <meta:generator>LibreOffice/5.2.6.2$Windows_x86 LibreOffice_project/a3100ed2409ebf1c212f5048fbe377c281438fdc</meta:generator>
    <dc:date>2017-05-25T14:19:15.097000000</dc:date>
    <meta:document-statistic meta:table-count="0" meta:image-count="0" meta:object-count="0" meta:page-count="1" meta:paragraph-count="33" meta:word-count="309" meta:character-count="2005" meta:non-whitespace-character-count="1622"/>
  </office:meta>
</office:document-meta>
</file>